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P3"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font-style="italic" style:font-name-asian="Times New Roman1" style:font-size-asian="10pt" style:font-style-asian="italic" style:font-name-complex="Courier New1" style:font-size-complex="10pt"/>
    </style:style>
    <style:style style:name="P4" style:family="paragraph" style:parent-style-name="Standard" style:master-page-name="Standard">
      <style:paragraph-properties fo:margin-top="0in" fo:margin-bottom="0in" fo:line-height="100%" fo:text-align="center" style:justify-single-word="false" style:page-number="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style:font-name="Times New Roman" fo:font-size="16pt" fo:font-weight="bold" style:letter-kerning="true" style:font-name-asian="Times New Roman1" style:font-size-asian="16pt" style:font-weight-asian="bold" style:font-name-complex="Times New Roman1" style:font-size-complex="24pt" style:font-weight-complex="bold"/>
    </style:style>
    <style:style style:name="T2" style:family="text">
      <style:text-properties style:font-name="Courier New" fo:font-size="6pt" style:font-name-asian="Times New Roman1" style:font-size-asian="6pt" style:font-name-complex="Courier New1" style:font-size-complex="10pt"/>
    </style:style>
    <style:style style:name="T3" style:family="text">
      <style:text-properties style:font-name="Courier New" fo:font-size="10pt" style:font-name-asian="Times New Roman1" style:font-size-asian="10pt" style:font-name-complex="Courier New1" style:font-size-complex="10pt"/>
    </style:style>
    <style:style style:name="T4" style:family="text">
      <style:text-properties style:font-name="Courier New" fo:font-size="10pt" style:text-underline-style="solid" style:text-underline-width="auto" style:text-underline-color="font-color" style:font-name-asian="Times New Roman1" style:font-size-asian="10pt" style:font-name-complex="Courier New1" style:font-size-complex="10pt"/>
    </style:style>
    <style:style style:name="T5" style:family="text">
      <style:text-properties style:font-name="Courier New" fo:font-size="10pt" style:text-underline-style="solid" style:text-underline-width="auto" style:text-underline-color="font-color" fo:font-weight="bold" style:font-name-asian="Times New Roman1" style:font-size-asian="10pt" style:font-weight-asian="bold" style:font-name-complex="Courier New1" style:font-size-complex="10pt"/>
    </style:style>
    <style:style style:name="T6" style:family="text">
      <style:text-properties style:font-name="Courier New" fo:font-size="10pt" fo:font-style="italic" style:font-name-asian="Times New Roman1" style:font-size-asian="10pt" style:font-style-asian="italic" style:font-name-complex="Courier New1" style:font-size-complex="10pt"/>
    </style:style>
    <style:style style:name="T7" style:family="text">
      <style:text-properties style:font-name="Courier New" fo:font-size="10pt" fo:font-style="italic" fo:font-weight="bold" style:font-name-asian="Times New Roman1" style:font-size-asian="10pt" style:font-style-asian="italic" style:font-weight-asian="bold" style:font-name-complex="Courier New1" style:font-size-complex="10pt"/>
    </style:style>
    <style:style style:name="T8" style:family="text">
      <style:text-properties style:font-name="Wingdings" fo:font-size="10pt" style:font-name-asian="Times New Roman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MATRIX LAB</text:span></text:p>
      <text:p text:style-name="P1"><text:span text:style-name="T5">Task 1: </text:span></text:p>
      <text:p text:style-name="P2"/>
      <text:p text:style-name="P1"><text:span text:style-name="T3">Write a java program that creates an M by N matrix, where M and N are values given by the user. The user will provide values for the matrix. Print the values in the matrix (each of the M rows should be on separate lines) to the standard output. </text:span></text:p>
      <text:p text:style-name="P2"/>
      <text:p text:style-name="P1"><text:span text:style-name="T3">Hint: Look at </text:span><text:a xlink:type="simple" xlink:href="http://mathbits.com/MathBits/Java/arrays/Matrices.htm"><text:span text:style-name="T3">http://mathbits.com/MathBits/Java/arrays/Matrices.htm</text:span></text:a><text:span text:style-name="T3"> and elsewhere on the internet. </text:span></text:p>
      <text:p text:style-name="P2"/>
      <text:p text:style-name="P1"><text:span text:style-name="T6">Obviously you need to use a 2 dimensional array here to keep the matrix values. </text:span></text:p>
      <text:p text:style-name="P2"/>
      <text:p text:style-name="P1"><text:span text:style-name="T5">Task 2: </text:span></text:p>
      <text:p text:style-name="P2"/>
      <text:p text:style-name="P1"><text:span text:style-name="T3">Write a java program that creates an M by N matrix of 0’s, where M and N are provided by the user. </text:span></text:p>
      <text:p text:style-name="P2"/>
      <text:p text:style-name="P1"><text:span text:style-name="T6">In other words, you create a 2D array with the given dimensions, and then print it out. It is a matrix of all zeros, but if you remember that integer and double array is initialized with 0, nothing more needs to be done here. </text:span></text:p>
      <text:p text:style-name="P2"/>
      <text:p text:style-name="P1"><text:span text:style-name="T5">Task 3: </text:span></text:p>
      <text:p text:style-name="P2"/>
      <text:p text:style-name="P1"><text:span text:style-name="T3">Write a java program that creates an M by N matrix from a 2D array provided by the user. </text:span></text:p>
      <text:p text:style-name="P2"/>
      <text:p text:style-name="P1"><text:span text:style-name="T3">Assume the following exists in your main method: </text:span></text:p>
      <text:p text:style-name="P2"/>
      <text:p text:style-name="P1"><text:span text:style-name="T6">double array[][]={{1.0,2.0,3.0},{3.0,1.0,2.5},{1.5,6.5,7.25},{5.5,6.5,7.5}};</text:span></text:p>
      <text:p text:style-name="P3"/>
      <text:p text:style-name="P1"><text:span text:style-name="T6">There is a 2D array provided, or you take one as input from the user, and then copy the data from that to a matrix ( which is off course just another 2D array :P ) </text:span></text:p>
      <text:p text:style-name="P3"/>
      <text:p text:style-name="P2"/>
      <text:p text:style-name="P1"><text:span text:style-name="T5">Task 4: </text:span></text:p>
      <text:p text:style-name="P2"/>
      <text:p text:style-name="P1"><text:span text:style-name="T3">Write a java program that creates an M by N matrix, where M and N will be given by the user, containing random values between 0 and 1. </text:span></text:p>
      <text:p text:style-name="P2"/>
      <text:p text:style-name="P1"><text:span text:style-name="T6">You need to make use of a random number generator here that generates values between 0 and 1 and assign that to the cells of the matrix. Find out how to generate random numbers from the internet. Note that your matrix should be able to hold real numbers as well as integers. </text:span></text:p>
      <text:p text:style-name="P3"/>
      <text:p text:style-name="P1"><text:span text:style-name="T5">Task 5:</text:span></text:p>
      <text:p text:style-name="P2"/>
      <text:p text:style-name="P1"><text:span text:style-name="T3">Write a java program that creates the N by N identity matrix where N is given by the user. </text:span></text:p>
      <text:p text:style-name="P2"/>
      <text:p text:style-name="P1"><text:span text:style-name="T6">You should already know from high school math what an identity matrix is. If you do not know, or you have forgotten, then Google is your friend.</text:span></text:p>
      <text:p text:style-name="P3"/>
      <text:p text:style-name="P3"/>
      <text:p text:style-name="P1"><text:soft-page-break/><text:span text:style-name="T5">Task 6:</text:span></text:p>
      <text:p text:style-name="P2"/>
      <text:p text:style-name="P1"><text:span text:style-name="T3">Write a java program that, given an M x N matrix, swap the rows i and j, where i and j are provided by the user</text:span></text:p>
      <text:p text:style-name="P2"/>
      <text:p text:style-name="P1"><text:span text:style-name="T6">Assuming that there is matrix (i.e. you create one with hard coded values or better still take one from the user as input) you ask the user to enter the row numbers to be swapped … ;-) you should be able to figure out the rest :P</text:span></text:p>
      <text:p text:style-name="P1"><text:span text:style-name="T5">Task 7: </text:span></text:p>
      <text:p text:style-name="P2"/>
      <text:p text:style-name="P1"><text:span text:style-name="T3">Write a java program that, given an M x N matrix, creates the transpose of the matrix. </text:span></text:p>
      <text:p text:style-name="P2"/>
      <text:p text:style-name="P1"><text:span text:style-name="T6">If you do not know what the transpose of a matrix is, take a look at </text:span><text:a xlink:type="simple" xlink:href="http://www.mathwords.com/t/transpose_of_a_matrix.htm"><text:span text:style-name="T6">http://www.mathwords.com/t/transpose_of_a_matrix.htm</text:span></text:a></text:p>
      <text:p text:style-name="P2"/>
      <text:p text:style-name="P1"><text:span text:style-name="T5">Task 8:</text:span></text:p>
      <text:p text:style-name="P2"/>
      <text:p text:style-name="P1"><text:span text:style-name="T3">Write a java program that, given two M x N matrices, adds them.</text:span></text:p>
      <text:p text:style-name="P2"/>
      <text:p text:style-name="P1"><text:span text:style-name="T6">Note that for this and all questions before this, it is up to you to check the validity of your input, i.e. before actually adding the two matrices, you need to check their dimensions to see if the can actually be added. </text:span></text:p>
      <text:p text:style-name="P2"/>
      <text:p text:style-name="P1"><text:span text:style-name="T5">Task 9:</text:span><text:span text:style-name="T4"> <text:s text:c="3"/></text:span></text:p>
      <text:p text:style-name="P2"/>
      <text:p text:style-name="P1"><text:span text:style-name="T3">Write a java program that, given two M x N matrices, subtracts the second one from the first. </text:span></text:p>
      <text:p text:style-name="P2"/>
      <text:p text:style-name="P1"><text:span text:style-name="T5">Task 10:</text:span></text:p>
      <text:p text:style-name="P2"/>
      <text:p text:style-name="P1"><text:span text:style-name="T3">Write a java program that, given two matrices, check if they are equal.</text:span></text:p>
      <text:p text:style-name="P2"/>
      <text:p text:style-name="P1"><text:span text:style-name="T6">Here you need to compare two matrices value by value and find out if they are equal or not. </text:span></text:p>
      <text:p text:style-name="P2"/>
      <text:p text:style-name="P1"><text:span text:style-name="T5">Task 11:</text:span></text:p>
      <text:p text:style-name="P2"/>
      <text:p text:style-name="P1"><text:span text:style-name="T3">Write a java program that, given two matrices, finds out their product (first one times second one) </text:span></text:p>
      <text:p text:style-name="P2"/>
      <text:p text:style-name="P1"><text:span text:style-name="T6">If you forgot how matrices are multiplied, again Google is your friend. </text:span></text:p>
      <text:p text:style-name="P3"/>
      <text:p text:style-name="P1"><text:span text:style-name="T5">Task 12:</text:span></text:p>
      <text:p text:style-name="P2"/>
      <text:p text:style-name="P1"><text:span text:style-name="T3">Write a java program, given two matrices, use Gaussian elimination with partial pivoting and back substitution to solve for x = A^-1 b, assuming A is square and has full rank.</text:span></text:p>
      <text:p text:style-name="P2"/>
      <text:p text:style-name="P1"><text:span text:style-name="T6">Here, your task is to solve the equation ax = b. Here a, x and b are matrices. You need to find the matrix x that would transform the matrix a into b. You know that if you multiply a with it’s inverse (that is a^-1), you will get the unity matrix, which is like the 1 of the matrix world, that is anything multiplied by the unity matrix remains unchanged. So we multiply a with it’s inverse to get the unity matrix and then multiply it with b to get b. Hence the equation can be written as a * a^-1 * b = b. From this you can easily deduce that x = a^-1 * b. So the task here is to find out the inverse </text:span><text:soft-page-break/><text:span text:style-name="T6">of a and then multiply it with b to get x. How to find the inverse of a matrix? What conditions need to be satisfied for a matrix to be invertible? This question should tell you (that is if you do not already know) that not all matrices can be inverted, so there are certain conditions that a must satisfy. Google is your friend … :P </text:span></text:p>
      <text:p text:style-name="P3"/>
      <text:p text:style-name="P1"><text:span text:style-name="T6">This lab is more of a math problem than a computer science problem. You need to understand the underlying mathematical process first. If you understand the mathematical steps, writing the code should be extremely easy :P </text:span></text:p>
      <text:p text:style-name="P3"/>
      <text:p text:style-name="P1"><text:span text:style-name="T5">Task 13:</text:span></text:p>
      <text:p text:style-name="P2"/>
      <text:p text:style-name="P1"><text:span text:style-name="T3">To be given once you have completed all the tasks above. You are to contact me (you know who) to get the last task after you have completed the ones above. </text:span><text:span text:style-name="T8"></text:span><text:span text:style-name="T3"> </text:span></text:p>
      <text:p text:style-name="P2"/>
      <text:p text:style-name="P1"><text:span text:style-name="T7">I think only one person emailed me about this so far. Send me an email and I will send you the last task. It is inherently simple.. if you have done all the other tasks, then </text:span><text:bookmark text:name="_GoBack"/><text:span text:style-name="T7">you should be done with Task 13 in 5~10 minut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0193in" fo:margin-bottom="0.01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HTML_20_Address" style:display-name="HTML Address" style:family="paragraph" style:parent-style-name="Standard" style:default-outline-level="">
      <style:paragraph-properties fo:margin-top="0in" fo:margin-bottom="0in" fo:line-height="100%"/>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1" style:font-size-complex="10pt"/>
    </style:style>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1" style:font-size-complex="10pt"/>
    </style:style>
    <style:style style:name="comment" style:family="text" style:parent-style-name="Default_20_Paragraph_20_Font"/>
    <style:style style:name="keyword" style:family="text" style:parent-style-name="Default_20_Paragraph_20_Font"/>
    <style:style style:name="Normal1" style:family="text" style:parent-style-name="Default_20_Paragraph_20_Font"/>
    <style:style style:name="cbracket" style:family="text" style:parent-style-name="Default_20_Paragraph_20_Font"/>
    <style:style style:name="type" style:family="text" style:parent-style-name="Default_20_Paragraph_20_Font"/>
    <style:style style:name="symbol" style:family="text" style:parent-style-name="Default_20_Paragraph_20_Font"/>
    <style:style style:name="function" style:family="text" style:parent-style-name="Default_20_Paragraph_20_Font"/>
    <style:style style:name="number" style:family="text" style:parent-style-name="Default_20_Paragraph_20_Font"/>
    <style:style style:name="string" style:family="text" style:parent-style-name="Default_20_Paragraph_20_Font"/>
    <style:style style:name="HTML_20_Address_20_Char" style:display-name="HTML Address Char" style:family="text" style:parent-style-name="Default_20_Paragraph_20_Font">
      <style:text-properties style:font-name="Times New Roman" fo:font-size="12pt" fo:font-style="italic" style:font-name-asian="Times New Roman1" style:font-size-asian="12pt" style:font-style-asian="italic" style:font-name-complex="Times New Roman1" style:font-size-complex="12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D</meta:initial-creator>
    <meta:editing-cycles>3</meta:editing-cycles>
    <meta:creation-date>2013-12-06T00:30:00</meta:creation-date>
    <dc:date>2014-02-25T08:27:30.96</dc:date>
    <meta:editing-duration>PT7S</meta:editing-duration>
    <meta:generator>OpenOffice.org/3.4.1$Win32 OpenOffice.org_project/341m1$Build-9593</meta:generator>
    <meta:document-statistic meta:table-count="0" meta:image-count="0" meta:object-count="0" meta:page-count="3" meta:paragraph-count="43" meta:word-count="938" meta:character-count="48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